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769cm"/>
    </style:style>
    <style:style style:name="co7" style:family="table-column">
      <style:table-column-properties fo:break-before="auto" style:column-width="0.9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0">
      <style:text-properties fo:font-weight="bold" style:font-weight-asian="bold" style:font-weight-complex="bold"/>
    </style:style>
  </office:automatic-styles>
  <office:body>
    <office:spreadsheet>
      <table:table table:name="Tag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B2</text:p>
          </table:table-cell>
          <table:table-cell table:style-name="ce1" office:value-type="string" calcext:value-type="string">
            <text:p>DocBook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string" calcext:value-type="string">
            <text:p>html</text:p>
          </table:table-cell>
        </table:table-row>
        <table:table-row table:style-name="ro1">
          <table:table-cell office:value-type="string" calcext:value-type="string">
            <text:p>Fiction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re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notati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author[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k-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k-ti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e</text:p>
          </table:table-cell>
          <table:table-cell office:value-type="string" calcext:value-type="string">
            <text:p>[blo]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m-inf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-inf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mpha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-lin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pigra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-name</text:p>
          </table:table-cell>
          <table:table-cell office:value-type="string" calcext:value-type="string">
            <text:p>firs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-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b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image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keyword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-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-name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-document-cl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-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sh-info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publishe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-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-oc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-title-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-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kethrou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lesh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scrip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b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erscrip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-auth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-inf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l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ear</text:p>
          </table:table-cell>
          <table:table-cell table:number-columns-repeated="2"/>
        </table:table-row>
      </table:table>
      <table:table table:name="Result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qty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11129" calcext:value-type="float">
            <text:p>4111129</text:p>
          </table:table-cell>
          <table:table-cell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152218" calcext:value-type="float">
            <text:p>15221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uthor</text:p>
          </table:table-cell>
          <table:table-cell office:value-type="float" office:value="542613" calcext:value-type="float">
            <text:p>54261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1382841" calcext:value-type="float">
            <text:p>1382841</text:p>
          </table:table-cell>
          <table:table-cell/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317849" calcext:value-type="float">
            <text:p>317849</text:p>
          </table:table-cell>
          <table:table-cell/>
        </table:table-row>
        <table:table-row table:style-name="ro1">
          <table:table-cell office:value-type="string" calcext:value-type="string">
            <text:p>book-name</text:p>
          </table:table-cell>
          <table:table-cell office:value-type="float" office:value="108022" calcext:value-type="float">
            <text:p>10802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ook-title</text:p>
          </table:table-cell>
          <table:table-cell office:value-type="float" office:value="258908" calcext:value-type="float">
            <text:p>25890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ite</text:p>
          </table:table-cell>
          <table:table-cell office:value-type="float" office:value="869292" calcext:value-type="float">
            <text:p>869292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94830" calcext:value-type="float">
            <text:p>94830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float" office:value="486603" calcext:value-type="float">
            <text:p>486603</text:p>
          </table:table-cell>
          <table:table-cell/>
        </table:table-row>
        <table:table-row table:style-name="ro1">
          <table:table-cell office:value-type="string" calcext:value-type="string">
            <text:p>coverpage</text:p>
          </table:table-cell>
          <table:table-cell office:value-type="float" office:value="143260" calcext:value-type="float">
            <text:p>143260</text:p>
          </table:table-cell>
          <table:table-cell/>
        </table:table-row>
        <table:table-row table:style-name="ro1">
          <table:table-cell office:value-type="string" calcext:value-type="string">
            <text:p>custom-info</text:p>
          </table:table-cell>
          <table:table-cell office:value-type="float" office:value="78424" calcext:value-type="float">
            <text:p>78424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428252" calcext:value-type="float">
            <text:p>42825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242522" calcext:value-type="float">
            <text:p>24252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ocument-info</text:p>
          </table:table-cell>
          <table:table-cell office:value-type="float" office:value="241875" calcext:value-type="float">
            <text:p>2418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91486" calcext:value-type="float">
            <text:p>91486</text:p>
          </table:table-cell>
          <table:table-cell/>
        </table:table-row>
        <table:table-row table:style-name="ro1">
          <table:table-cell office:value-type="string" calcext:value-type="string">
            <text:p>emphasis</text:p>
          </table:table-cell>
          <table:table-cell office:value-type="float" office:value="19622923" calcext:value-type="float">
            <text:p>19622923</text:p>
          </table:table-cell>
          <table:table-cell/>
        </table:table-row>
        <table:table-row table:style-name="ro1">
          <table:table-cell office:value-type="string" calcext:value-type="string">
            <text:p>empty-line</text:p>
          </table:table-cell>
          <table:table-cell office:value-type="float" office:value="12223421" calcext:value-type="float">
            <text:p>12223421</text:p>
          </table:table-cell>
          <table:table-cell/>
        </table:table-row>
        <table:table-row table:style-name="ro1">
          <table:table-cell office:value-type="string" calcext:value-type="string">
            <text:p>epigraph</text:p>
          </table:table-cell>
          <table:table-cell office:value-type="float" office:value="282790" calcext:value-type="float">
            <text:p>282790</text:p>
          </table:table-cell>
          <table:table-cell/>
        </table:table-row>
        <table:table-row table:style-name="ro1">
          <table:table-cell office:value-type="string" calcext:value-type="string">
            <text:p>FictionBook</text:p>
          </table:table-cell>
          <table:table-cell office:value-type="float" office:value="242522" calcext:value-type="float">
            <text:p>24252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first-name</text:p>
          </table:table-cell>
          <table:table-cell office:value-type="float" office:value="475887" calcext:value-type="float">
            <text:p>47588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enre</text:p>
          </table:table-cell>
          <table:table-cell office:value-type="float" office:value="286793" calcext:value-type="float">
            <text:p>28679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float" office:value="92376" calcext:value-type="float">
            <text:p>92376</text:p>
          </table:table-cell>
          <table:table-cell/>
        </table:table-row>
        <table:table-row table:style-name="ro1">
          <table:table-cell office:value-type="string" calcext:value-type="string">
            <text:p>home-page</text:p>
          </table:table-cell>
          <table:table-cell office:value-type="float" office:value="17888" calcext:value-type="float">
            <text:p>17888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94885" calcext:value-type="float">
            <text:p>29488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1483305" calcext:value-type="float">
            <text:p>1483305</text:p>
          </table:table-cell>
          <table:table-cell/>
        </table:table-row>
        <table:table-row table:style-name="ro1">
          <table:table-cell office:value-type="string" calcext:value-type="string">
            <text:p>isbn</text:p>
          </table:table-cell>
          <table:table-cell office:value-type="float" office:value="79126" calcext:value-type="float">
            <text:p>79126</text:p>
          </table:table-cell>
          <table:table-cell/>
        </table:table-row>
        <table:table-row table:style-name="ro1">
          <table:table-cell office:value-type="string" calcext:value-type="string">
            <text:p>keywords</text:p>
          </table:table-cell>
          <table:table-cell office:value-type="float" office:value="9517" calcext:value-type="float">
            <text:p>9517</text:p>
          </table:table-cell>
          <table:table-cell/>
        </table:table-row>
        <table:table-row table:style-name="ro1">
          <table:table-cell office:value-type="string" calcext:value-type="string">
            <text:p>lang</text:p>
          </table:table-cell>
          <table:table-cell office:value-type="float" office:value="258240" calcext:value-type="float">
            <text:p>25824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st-name</text:p>
          </table:table-cell>
          <table:table-cell office:value-type="float" office:value="475833" calcext:value-type="float">
            <text:p>47583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iddle-name</text:p>
          </table:table-cell>
          <table:table-cell office:value-type="float" office:value="111295" calcext:value-type="float">
            <text:p>11129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nickname</text:p>
          </table:table-cell>
          <table:table-cell office:value-type="float" office:value="164448" calcext:value-type="float">
            <text:p>164448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38839849" calcext:value-type="float">
            <text:p>438839849</text:p>
          </table:table-cell>
          <table:table-cell/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em</text:p>
          </table:table-cell>
          <table:table-cell office:value-type="float" office:value="1142206" calcext:value-type="float">
            <text:p>1142206</text:p>
          </table:table-cell>
          <table:table-cell/>
        </table:table-row>
        <table:table-row table:style-name="ro1">
          <table:table-cell office:value-type="string" calcext:value-type="string">
            <text:p>program-used</text:p>
          </table:table-cell>
          <table:table-cell office:value-type="float" office:value="240444" calcext:value-type="float">
            <text:p>240444</text:p>
          </table:table-cell>
          <table:table-cell/>
        </table:table-row>
        <table:table-row table:style-name="ro1">
          <table:table-cell office:value-type="string" calcext:value-type="string">
            <text:p>publish-info</text:p>
          </table:table-cell>
          <table:table-cell office:value-type="float" office:value="132760" calcext:value-type="float">
            <text:p>132760</text:p>
          </table:table-cell>
          <table:table-cell/>
        </table:table-row>
        <table:table-row table:style-name="ro1">
          <table:table-cell office:value-type="string" calcext:value-type="string">
            <text:p>publisher</text:p>
          </table:table-cell>
          <table:table-cell office:value-type="float" office:value="112211" calcext:value-type="float">
            <text:p>112211</text:p>
          </table:table-cell>
          <table:table-cell/>
        </table:table-row>
        <table:table-row table:style-name="ro1">
          <table:table-cell office:value-type="string" calcext:value-type="string">
            <text:p>section</text:p>
          </table:table-cell>
          <table:table-cell office:value-type="float" office:value="9040099" calcext:value-type="float">
            <text:p>9040099</text:p>
          </table:table-cell>
          <table:table-cell/>
        </table:table-row>
        <table:table-row table:style-name="ro1">
          <table:table-cell office:value-type="string" calcext:value-type="string">
            <text:p>sequence</text:p>
          </table:table-cell>
          <table:table-cell office:value-type="float" office:value="115502" calcext:value-type="float">
            <text:p>115502</text:p>
          </table:table-cell>
          <table:table-cell/>
        </table:table-row>
        <table:table-row table:style-name="ro1">
          <table:table-cell office:value-type="string" calcext:value-type="string">
            <text:p>src-lang</text:p>
          </table:table-cell>
          <table:table-cell office:value-type="float" office:value="106720" calcext:value-type="float">
            <text:p>106720</text:p>
          </table:table-cell>
          <table:table-cell/>
        </table:table-row>
        <table:table-row table:style-name="ro1">
          <table:table-cell office:value-type="string" calcext:value-type="string">
            <text:p>src-ocr</text:p>
          </table:table-cell>
          <table:table-cell office:value-type="float" office:value="87308" calcext:value-type="float">
            <text:p>87308</text:p>
          </table:table-cell>
          <table:table-cell/>
        </table:table-row>
        <table:table-row table:style-name="ro1">
          <table:table-cell office:value-type="string" calcext:value-type="string">
            <text:p>src-title-info</text:p>
          </table:table-cell>
          <table:table-cell office:value-type="float" office:value="16385" calcext:value-type="float">
            <text:p>16385</text:p>
          </table:table-cell>
          <table:table-cell/>
        </table:table-row>
        <table:table-row table:style-name="ro1">
          <table:table-cell office:value-type="string" calcext:value-type="string">
            <text:p>src-url</text:p>
          </table:table-cell>
          <table:table-cell office:value-type="float" office:value="87797" calcext:value-type="float">
            <text:p>87797</text:p>
          </table:table-cell>
          <table:table-cell/>
        </table:table-row>
        <table:table-row table:style-name="ro1">
          <table:table-cell office:value-type="string" calcext:value-type="string">
            <text:p>stanza</text:p>
          </table:table-cell>
          <table:table-cell office:value-type="float" office:value="2072766" calcext:value-type="float">
            <text:p>2072766</text:p>
          </table:table-cell>
          <table:table-cell/>
        </table:table-row>
        <table:table-row table:style-name="ro1">
          <table:table-cell office:value-type="string" calcext:value-type="string">
            <text:p>strikethrough</text:p>
          </table:table-cell>
          <table:table-cell office:value-type="float" office:value="27607" calcext:value-type="float">
            <text:p>27607</text:p>
          </table:table-cell>
          <table:table-cell/>
        </table:table-row>
        <table:table-row table:style-name="ro1">
          <table:table-cell office:value-type="string" calcext:value-type="string">
            <text:p>strong</text:p>
          </table:table-cell>
          <table:table-cell office:value-type="float" office:value="8063950" calcext:value-type="float">
            <text:p>8063950</text:p>
          </table:table-cell>
          <table:table-cell/>
        </table:table-row>
        <table:table-row table:style-name="ro1">
          <table:table-cell office:value-type="string" calcext:value-type="string">
            <text:p>style</text:p>
          </table:table-cell>
          <table:table-cell office:value-type="float" office:value="518700" calcext:value-type="float">
            <text:p>518700</text:p>
          </table:table-cell>
          <table:table-cell/>
        </table:table-row>
        <table:table-row table:style-name="ro1">
          <table:table-cell office:value-type="string" calcext:value-type="string">
            <text:p>styleshee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97820" calcext:value-type="float">
            <text:p>197820</text:p>
          </table:table-cell>
          <table:table-cell/>
        </table:table-row>
        <table:table-row table:style-name="ro1">
          <table:table-cell office:value-type="string" calcext:value-type="string">
            <text:p>subtitle</text:p>
          </table:table-cell>
          <table:table-cell office:value-type="float" office:value="3271585" calcext:value-type="float">
            <text:p>3271585</text:p>
          </table:table-cell>
          <table:table-cell/>
        </table:table-row>
        <table:table-row table:style-name="ro1">
          <table:table-cell office:value-type="string" calcext:value-type="string">
            <text:p>sup</text:p>
          </table:table-cell>
          <table:table-cell office:value-type="float" office:value="1200072" calcext:value-type="float">
            <text:p>1200072</text:p>
          </table:table-cell>
          <table:table-cell/>
        </table:table-row>
        <table:table-row table:style-name="ro1">
          <table:table-cell office:value-type="string" calcext:value-type="string">
            <text:p>table</text:p>
          </table:table-cell>
          <table:table-cell office:value-type="float" office:value="23287" calcext:value-type="float">
            <text:p>23287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969522" calcext:value-type="float">
            <text:p>969522</text:p>
          </table:table-cell>
          <table:table-cell/>
        </table:table-row>
        <table:table-row table:style-name="ro1">
          <table:table-cell office:value-type="string" calcext:value-type="string">
            <text:p>text-author</text:p>
          </table:table-cell>
          <table:table-cell office:value-type="float" office:value="404542" calcext:value-type="float">
            <text:p>40454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34110" calcext:value-type="float">
            <text:p>34110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8674319" calcext:value-type="float">
            <text:p>8674319</text:p>
          </table:table-cell>
          <table:table-cell/>
        </table:table-row>
        <table:table-row table:style-name="ro1">
          <table:table-cell office:value-type="string" calcext:value-type="string">
            <text:p>title-info</text:p>
          </table:table-cell>
          <table:table-cell office:value-type="float" office:value="242522" calcext:value-type="float">
            <text:p>24252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42005" calcext:value-type="float">
            <text:p>242005</text:p>
          </table:table-cell>
          <table:table-cell/>
        </table:table-row>
        <table:table-row table:style-name="ro1">
          <table:table-cell office:value-type="string" calcext:value-type="string">
            <text:p>translator</text:p>
          </table:table-cell>
          <table:table-cell office:value-type="float" office:value="68922" calcext:value-type="float">
            <text:p>6892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1909467" calcext:value-type="float">
            <text:p>11909467</text:p>
          </table:table-cell>
          <table:table-cell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241670" calcext:value-type="float">
            <text:p>24167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10684" calcext:value-type="float">
            <text:p>110684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10485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izes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2" office:value-type="string" calcext:value-type="string">
            <text:p>Files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string" calcext:value-type="string">
            <text:p>compressed</text:p>
          </table:table-cell>
          <table:table-cell/>
        </table:table-row>
        <table:table-row table:style-name="ro1">
          <table:table-cell office:value-type="float" office:value="22807" calcext:value-type="float">
            <text:p>22 807</text:p>
          </table:table-cell>
          <table:table-cell office:value-type="float" office:value="4297621078" calcext:value-type="float">
            <text:p>4 297 621 078</text:p>
          </table:table-cell>
          <table:table-cell office:value-type="float" office:value="1728400604" calcext:value-type="float">
            <text:p>1 728 400 604</text:p>
          </table:table-cell>
          <table:table-cell/>
        </table:table-row>
        <table:table-row table:style-name="ro1">
          <table:table-cell office:value-type="float" office:value="24396" calcext:value-type="float">
            <text:p>24 396</text:p>
          </table:table-cell>
          <table:table-cell office:value-type="float" office:value="4297366037" calcext:value-type="float">
            <text:p>4 297 366 037</text:p>
          </table:table-cell>
          <table:table-cell office:value-type="float" office:value="1725886356" calcext:value-type="float">
            <text:p>1 725 886 356</text:p>
          </table:table-cell>
          <table:table-cell/>
        </table:table-row>
        <table:table-row table:style-name="ro1">
          <table:table-cell office:value-type="float" office:value="8135" calcext:value-type="float">
            <text:p>8 135</text:p>
          </table:table-cell>
          <table:table-cell office:value-type="float" office:value="4295662448" calcext:value-type="float">
            <text:p>4 295 662 448</text:p>
          </table:table-cell>
          <table:table-cell office:value-type="float" office:value="1708070472" calcext:value-type="float">
            <text:p>1 708 070 472</text:p>
          </table:table-cell>
          <table:table-cell/>
        </table:table-row>
        <table:table-row table:style-name="ro1">
          <table:table-cell office:value-type="float" office:value="7141" calcext:value-type="float">
            <text:p>7 141</text:p>
          </table:table-cell>
          <table:table-cell office:value-type="float" office:value="4294712366" calcext:value-type="float">
            <text:p>4 294 712 366</text:p>
          </table:table-cell>
          <table:table-cell office:value-type="float" office:value="1746888515" calcext:value-type="float">
            <text:p>1 746 888 515</text:p>
          </table:table-cell>
          <table:table-cell/>
        </table:table-row>
        <table:table-row table:style-name="ro1">
          <table:table-cell office:value-type="float" office:value="7784" calcext:value-type="float">
            <text:p>7 784</text:p>
          </table:table-cell>
          <table:table-cell office:value-type="float" office:value="4295952506" calcext:value-type="float">
            <text:p>4 295 952 506</text:p>
          </table:table-cell>
          <table:table-cell office:value-type="float" office:value="1884144243" calcext:value-type="float">
            <text:p>1 884 144 243</text:p>
          </table:table-cell>
          <table:table-cell/>
        </table:table-row>
        <table:table-row table:style-name="ro1">
          <table:table-cell office:value-type="float" office:value="6643" calcext:value-type="float">
            <text:p>6 643</text:p>
          </table:table-cell>
          <table:table-cell office:value-type="float" office:value="4295242923" calcext:value-type="float">
            <text:p>4 295 242 923</text:p>
          </table:table-cell>
          <table:table-cell office:value-type="float" office:value="1735452631" calcext:value-type="float">
            <text:p>1 735 452 631</text:p>
          </table:table-cell>
          <table:table-cell/>
        </table:table-row>
        <table:table-row table:style-name="ro1">
          <table:table-cell office:value-type="float" office:value="5519" calcext:value-type="float">
            <text:p>5 519</text:p>
          </table:table-cell>
          <table:table-cell office:value-type="float" office:value="4295755887" calcext:value-type="float">
            <text:p>4 295 755 887</text:p>
          </table:table-cell>
          <table:table-cell office:value-type="float" office:value="1623700710" calcext:value-type="float">
            <text:p>1 623 700 710</text:p>
          </table:table-cell>
          <table:table-cell/>
        </table:table-row>
        <table:table-row table:style-name="ro1">
          <table:table-cell office:value-type="float" office:value="6190" calcext:value-type="float">
            <text:p>6 190</text:p>
          </table:table-cell>
          <table:table-cell office:value-type="float" office:value="4295511897" calcext:value-type="float">
            <text:p>4 295 511 897</text:p>
          </table:table-cell>
          <table:table-cell office:value-type="float" office:value="1878421608" calcext:value-type="float">
            <text:p>1 878 421 608</text:p>
          </table:table-cell>
          <table:table-cell/>
        </table:table-row>
        <table:table-row table:style-name="ro1">
          <table:table-cell office:value-type="float" office:value="5901" calcext:value-type="float">
            <text:p>5 901</text:p>
          </table:table-cell>
          <table:table-cell office:value-type="float" office:value="4293410368" calcext:value-type="float">
            <text:p>4 293 410 368</text:p>
          </table:table-cell>
          <table:table-cell office:value-type="float" office:value="1784563484" calcext:value-type="float">
            <text:p>1 784 563 484</text:p>
          </table:table-cell>
          <table:table-cell/>
        </table:table-row>
        <table:table-row table:style-name="ro1">
          <table:table-cell office:value-type="float" office:value="4309" calcext:value-type="float">
            <text:p>4 309</text:p>
          </table:table-cell>
          <table:table-cell office:value-type="float" office:value="3284391565" calcext:value-type="float">
            <text:p>3 284 391 565</text:p>
          </table:table-cell>
          <table:table-cell office:value-type="float" office:value="1390679972" calcext:value-type="float">
            <text:p>1 390 679 972</text:p>
          </table:table-cell>
          <table:table-cell/>
        </table:table-row>
        <table:table-row table:style-name="ro1">
          <table:table-cell office:value-type="float" office:value="5199" calcext:value-type="float">
            <text:p>5 199</text:p>
          </table:table-cell>
          <table:table-cell office:value-type="float" office:value="4296704853" calcext:value-type="float">
            <text:p>4 296 704 853</text:p>
          </table:table-cell>
          <table:table-cell office:value-type="float" office:value="2296444143" calcext:value-type="float">
            <text:p>2 296 444 143</text:p>
          </table:table-cell>
          <table:table-cell/>
        </table:table-row>
        <table:table-row table:style-name="ro1">
          <table:table-cell office:value-type="float" office:value="3382" calcext:value-type="float">
            <text:p>3 382</text:p>
          </table:table-cell>
          <table:table-cell office:value-type="float" office:value="2530370864" calcext:value-type="float">
            <text:p>2 530 370 864</text:p>
          </table:table-cell>
          <table:table-cell office:value-type="float" office:value="1042831371" calcext:value-type="float">
            <text:p>1 042 831 371</text:p>
          </table:table-cell>
          <table:table-cell/>
        </table:table-row>
        <table:table-row table:style-name="ro1">
          <table:table-cell office:value-type="float" office:value="2837" calcext:value-type="float">
            <text:p>2 837</text:p>
          </table:table-cell>
          <table:table-cell office:value-type="float" office:value="2177628745" calcext:value-type="float">
            <text:p>2 177 628 745</text:p>
          </table:table-cell>
          <table:table-cell office:value-type="float" office:value="890725101" calcext:value-type="float">
            <text:p>890 725 101</text:p>
          </table:table-cell>
          <table:table-cell/>
        </table:table-row>
        <table:table-row table:style-name="ro1">
          <table:table-cell office:value-type="float" office:value="3427" calcext:value-type="float">
            <text:p>3 427</text:p>
          </table:table-cell>
          <table:table-cell office:value-type="float" office:value="3352263256" calcext:value-type="float">
            <text:p>3 352 263 256</text:p>
          </table:table-cell>
          <table:table-cell office:value-type="float" office:value="1523941454" calcext:value-type="float">
            <text:p>1 523 941 454</text:p>
          </table:table-cell>
          <table:table-cell/>
        </table:table-row>
        <table:table-row table:style-name="ro1">
          <table:table-cell office:value-type="float" office:value="1937" calcext:value-type="float">
            <text:p>1 937</text:p>
          </table:table-cell>
          <table:table-cell office:value-type="float" office:value="2052817137" calcext:value-type="float">
            <text:p>2 052 817 137</text:p>
          </table:table-cell>
          <table:table-cell office:value-type="float" office:value="956371200" calcext:value-type="float">
            <text:p>956 371 200</text:p>
          </table:table-cell>
          <table:table-cell/>
        </table:table-row>
        <table:table-row table:style-name="ro1">
          <table:table-cell office:value-type="float" office:value="4221" calcext:value-type="float">
            <text:p>4 221</text:p>
          </table:table-cell>
          <table:table-cell office:value-type="float" office:value="3492973434" calcext:value-type="float">
            <text:p>3 492 973 434</text:p>
          </table:table-cell>
          <table:table-cell office:value-type="float" office:value="1644519201" calcext:value-type="float">
            <text:p>1 644 519 201</text:p>
          </table:table-cell>
          <table:table-cell/>
        </table:table-row>
        <table:table-row table:style-name="ro1">
          <table:table-cell office:value-type="float" office:value="2681" calcext:value-type="float">
            <text:p>2 681</text:p>
          </table:table-cell>
          <table:table-cell office:value-type="float" office:value="2345017840" calcext:value-type="float">
            <text:p>2 345 017 840</text:p>
          </table:table-cell>
          <table:table-cell office:value-type="float" office:value="1069465295" calcext:value-type="float">
            <text:p>1 069 465 295</text:p>
          </table:table-cell>
          <table:table-cell/>
        </table:table-row>
        <table:table-row table:style-name="ro1">
          <table:table-cell office:value-type="float" office:value="4323" calcext:value-type="float">
            <text:p>4 323</text:p>
          </table:table-cell>
          <table:table-cell office:value-type="float" office:value="3740071023" calcext:value-type="float">
            <text:p>3 740 071 023</text:p>
          </table:table-cell>
          <table:table-cell office:value-type="float" office:value="1625301070" calcext:value-type="float">
            <text:p>1 625 301 070</text:p>
          </table:table-cell>
          <table:table-cell/>
        </table:table-row>
        <table:table-row table:style-name="ro1">
          <table:table-cell office:value-type="float" office:value="3576" calcext:value-type="float">
            <text:p>3 576</text:p>
          </table:table-cell>
          <table:table-cell office:value-type="float" office:value="2997647293" calcext:value-type="float">
            <text:p>2 997 647 293</text:p>
          </table:table-cell>
          <table:table-cell office:value-type="float" office:value="1307514091" calcext:value-type="float">
            <text:p>1 307 514 091</text:p>
          </table:table-cell>
          <table:table-cell/>
        </table:table-row>
        <table:table-row table:style-name="ro1">
          <table:table-cell office:value-type="float" office:value="4432" calcext:value-type="float">
            <text:p>4 432</text:p>
          </table:table-cell>
          <table:table-cell office:value-type="float" office:value="3748000001" calcext:value-type="float">
            <text:p>3 748 000 001</text:p>
          </table:table-cell>
          <table:table-cell office:value-type="float" office:value="1680748713" calcext:value-type="float">
            <text:p>1 680 748 713</text:p>
          </table:table-cell>
          <table:table-cell/>
        </table:table-row>
        <table:table-row table:style-name="ro1">
          <table:table-cell office:value-type="float" office:value="3702" calcext:value-type="float">
            <text:p>3 702</text:p>
          </table:table-cell>
          <table:table-cell office:value-type="float" office:value="3117477487" calcext:value-type="float">
            <text:p>3 117 477 487</text:p>
          </table:table-cell>
          <table:table-cell office:value-type="float" office:value="1395121217" calcext:value-type="float">
            <text:p>1 395 121 217</text:p>
          </table:table-cell>
          <table:table-cell/>
        </table:table-row>
        <table:table-row table:style-name="ro1">
          <table:table-cell office:value-type="float" office:value="3698" calcext:value-type="float">
            <text:p>3 698</text:p>
          </table:table-cell>
          <table:table-cell office:value-type="float" office:value="3084866038" calcext:value-type="float">
            <text:p>3 084 866 038</text:p>
          </table:table-cell>
          <table:table-cell office:value-type="float" office:value="1424523510" calcext:value-type="float">
            <text:p>1 424 523 51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0314263" calcext:value-type="float">
            <text:p>190 314 263</text:p>
          </table:table-cell>
          <table:table-cell office:value-type="float" office:value="98047496" calcext:value-type="float">
            <text:p>98 047 496</text:p>
          </table:table-cell>
          <table:table-cell/>
        </table:table-row>
        <table:table-row table:style-name="ro1">
          <table:table-cell office:value-type="float" office:value="3005" calcext:value-type="float">
            <text:p>3 005</text:p>
          </table:table-cell>
          <table:table-cell office:value-type="float" office:value="2771236884" calcext:value-type="float">
            <text:p>2 771 236 884</text:p>
          </table:table-cell>
          <table:table-cell office:value-type="float" office:value="1204490094" calcext:value-type="float">
            <text:p>1 204 490 094</text:p>
          </table:table-cell>
          <table:table-cell/>
        </table:table-row>
        <table:table-row table:style-name="ro1">
          <table:table-cell office:value-type="float" office:value="2540" calcext:value-type="float">
            <text:p>2 540</text:p>
          </table:table-cell>
          <table:table-cell office:value-type="float" office:value="2386380207" calcext:value-type="float">
            <text:p>2 386 380 207</text:p>
          </table:table-cell>
          <table:table-cell office:value-type="float" office:value="1053787299" calcext:value-type="float">
            <text:p>1 053 787 299</text:p>
          </table:table-cell>
          <table:table-cell/>
        </table:table-row>
        <table:table-row table:style-name="ro1">
          <table:table-cell office:value-type="float" office:value="3197" calcext:value-type="float">
            <text:p>3 197</text:p>
          </table:table-cell>
          <table:table-cell office:value-type="float" office:value="2726713337" calcext:value-type="float">
            <text:p>2 726 713 337</text:p>
          </table:table-cell>
          <table:table-cell office:value-type="float" office:value="1216368424" calcext:value-type="float">
            <text:p>1 216 368 424</text:p>
          </table:table-cell>
          <table:table-cell/>
        </table:table-row>
        <table:table-row table:style-name="ro1">
          <table:table-cell office:value-type="float" office:value="2644" calcext:value-type="float">
            <text:p>2 644</text:p>
          </table:table-cell>
          <table:table-cell office:value-type="float" office:value="2342853573" calcext:value-type="float">
            <text:p>2 342 853 573</text:p>
          </table:table-cell>
          <table:table-cell office:value-type="float" office:value="1061794285" calcext:value-type="float">
            <text:p>1 061 794 285</text:p>
          </table:table-cell>
          <table:table-cell/>
        </table:table-row>
        <table:table-row table:style-name="ro1">
          <table:table-cell office:value-type="float" office:value="2693" calcext:value-type="float">
            <text:p>2 693</text:p>
          </table:table-cell>
          <table:table-cell office:value-type="float" office:value="2849209909" calcext:value-type="float">
            <text:p>2 849 209 909</text:p>
          </table:table-cell>
          <table:table-cell office:value-type="float" office:value="1385696291" calcext:value-type="float">
            <text:p>1 385 696 291</text:p>
          </table:table-cell>
          <table:table-cell/>
        </table:table-row>
        <table:table-row table:style-name="ro1">
          <table:table-cell office:value-type="float" office:value="4063" calcext:value-type="float">
            <text:p>4 063</text:p>
          </table:table-cell>
          <table:table-cell office:value-type="float" office:value="3226367839" calcext:value-type="float">
            <text:p>3 226 367 839</text:p>
          </table:table-cell>
          <table:table-cell office:value-type="float" office:value="1474098582" calcext:value-type="float">
            <text:p>1 474 098 582</text:p>
          </table:table-cell>
          <table:table-cell/>
        </table:table-row>
        <table:table-row table:style-name="ro1">
          <table:table-cell office:value-type="float" office:value="3528" calcext:value-type="float">
            <text:p>3 528</text:p>
          </table:table-cell>
          <table:table-cell office:value-type="float" office:value="2788492747" calcext:value-type="float">
            <text:p>2 788 492 747</text:p>
          </table:table-cell>
          <table:table-cell office:value-type="float" office:value="1288886139" calcext:value-type="float">
            <text:p>1 288 886 139</text:p>
          </table:table-cell>
          <table:table-cell/>
        </table:table-row>
        <table:table-row table:style-name="ro1">
          <table:table-cell office:value-type="float" office:value="3342" calcext:value-type="float">
            <text:p>3 342</text:p>
          </table:table-cell>
          <table:table-cell office:value-type="float" office:value="3080778013" calcext:value-type="float">
            <text:p>3 080 778 013</text:p>
          </table:table-cell>
          <table:table-cell office:value-type="float" office:value="1477016074" calcext:value-type="float">
            <text:p>1 477 016 074</text:p>
          </table:table-cell>
          <table:table-cell/>
        </table:table-row>
        <table:table-row table:style-name="ro1">
          <table:table-cell office:value-type="float" office:value="5482" calcext:value-type="float">
            <text:p>5 482</text:p>
          </table:table-cell>
          <table:table-cell office:value-type="float" office:value="5230697090" calcext:value-type="float">
            <text:p>5 230 697 090</text:p>
          </table:table-cell>
          <table:table-cell office:value-type="float" office:value="2451960867" calcext:value-type="float">
            <text:p>2 451 960 867</text:p>
          </table:table-cell>
          <table:table-cell/>
        </table:table-row>
        <table:table-row table:style-name="ro1">
          <table:table-cell office:value-type="float" office:value="3467" calcext:value-type="float">
            <text:p>3 467</text:p>
          </table:table-cell>
          <table:table-cell office:value-type="float" office:value="3226749353" calcext:value-type="float">
            <text:p>3 226 749 353</text:p>
          </table:table-cell>
          <table:table-cell office:value-type="float" office:value="1568953844" calcext:value-type="float">
            <text:p>1 568 953 844</text:p>
          </table:table-cell>
          <table:table-cell/>
        </table:table-row>
        <table:table-row table:style-name="ro1">
          <table:table-cell office:value-type="float" office:value="3088" calcext:value-type="float">
            <text:p>3 088</text:p>
          </table:table-cell>
          <table:table-cell office:value-type="float" office:value="3073666348" calcext:value-type="float">
            <text:p>3 073 666 348</text:p>
          </table:table-cell>
          <table:table-cell office:value-type="float" office:value="1421216638" calcext:value-type="float">
            <text:p>1 421 216 638</text:p>
          </table:table-cell>
          <table:table-cell/>
        </table:table-row>
        <table:table-row table:style-name="ro1">
          <table:table-cell office:value-type="float" office:value="2885" calcext:value-type="float">
            <text:p>2 885</text:p>
          </table:table-cell>
          <table:table-cell office:value-type="float" office:value="3185207659" calcext:value-type="float">
            <text:p>3 185 207 659</text:p>
          </table:table-cell>
          <table:table-cell office:value-type="float" office:value="1489435556" calcext:value-type="float">
            <text:p>1 489 435 556</text:p>
          </table:table-cell>
          <table:table-cell/>
        </table:table-row>
        <table:table-row table:style-name="ro1">
          <table:table-cell office:value-type="float" office:value="2963" calcext:value-type="float">
            <text:p>2 963</text:p>
          </table:table-cell>
          <table:table-cell office:value-type="float" office:value="3003855436" calcext:value-type="float">
            <text:p>3 003 855 436</text:p>
          </table:table-cell>
          <table:table-cell office:value-type="float" office:value="1351373568" calcext:value-type="float">
            <text:p>1 351 373 568</text:p>
          </table:table-cell>
          <table:table-cell/>
        </table:table-row>
        <table:table-row table:style-name="ro1">
          <table:table-cell office:value-type="float" office:value="2943" calcext:value-type="float">
            <text:p>2 943</text:p>
          </table:table-cell>
          <table:table-cell office:value-type="float" office:value="3075027202" calcext:value-type="float">
            <text:p>3 075 027 202</text:p>
          </table:table-cell>
          <table:table-cell office:value-type="float" office:value="1533130579" calcext:value-type="float">
            <text:p>1 533 130 579</text:p>
          </table:table-cell>
          <table:table-cell/>
        </table:table-row>
        <table:table-row table:style-name="ro1">
          <table:table-cell office:value-type="float" office:value="2950" calcext:value-type="float">
            <text:p>2 950</text:p>
          </table:table-cell>
          <table:table-cell office:value-type="float" office:value="3440530175" calcext:value-type="float">
            <text:p>3 440 530 175</text:p>
          </table:table-cell>
          <table:table-cell office:value-type="float" office:value="1709750850" calcext:value-type="float">
            <text:p>1 709 750 850</text:p>
          </table:table-cell>
          <table:table-cell/>
        </table:table-row>
        <table:table-row table:style-name="ro1">
          <table:table-cell office:value-type="float" office:value="3319" calcext:value-type="float">
            <text:p>3 319</text:p>
          </table:table-cell>
          <table:table-cell office:value-type="float" office:value="3652221067" calcext:value-type="float">
            <text:p>3 652 221 067</text:p>
          </table:table-cell>
          <table:table-cell office:value-type="float" office:value="1820465444" calcext:value-type="float">
            <text:p>1 820 465 444</text:p>
          </table:table-cell>
          <table:table-cell/>
        </table:table-row>
        <table:table-row table:style-name="ro1">
          <table:table-cell office:value-type="float" office:value="3500" calcext:value-type="float">
            <text:p>3 500</text:p>
          </table:table-cell>
          <table:table-cell office:value-type="float" office:value="3494579885" calcext:value-type="float">
            <text:p>3 494 579 885</text:p>
          </table:table-cell>
          <table:table-cell office:value-type="float" office:value="1613425219" calcext:value-type="float">
            <text:p>1 613 425 219</text:p>
          </table:table-cell>
          <table:table-cell/>
        </table:table-row>
        <table:table-row table:style-name="ro1">
          <table:table-cell office:value-type="float" office:value="3326" calcext:value-type="float">
            <text:p>3 326</text:p>
          </table:table-cell>
          <table:table-cell office:value-type="float" office:value="3310455211" calcext:value-type="float">
            <text:p>3 310 455 211</text:p>
          </table:table-cell>
          <table:table-cell office:value-type="float" office:value="1574015077" calcext:value-type="float">
            <text:p>1 574 015 077</text:p>
          </table:table-cell>
          <table:table-cell/>
        </table:table-row>
        <table:table-row table:style-name="ro1">
          <table:table-cell office:value-type="float" office:value="3164" calcext:value-type="float">
            <text:p>3 164</text:p>
          </table:table-cell>
          <table:table-cell office:value-type="float" office:value="3376447159" calcext:value-type="float">
            <text:p>3 376 447 159</text:p>
          </table:table-cell>
          <table:table-cell office:value-type="float" office:value="1606325182" calcext:value-type="float">
            <text:p>1 606 325 182</text:p>
          </table:table-cell>
          <table:table-cell/>
        </table:table-row>
        <table:table-row table:style-name="ro1">
          <table:table-cell office:value-type="float" office:value="2852" calcext:value-type="float">
            <text:p>2 852</text:p>
          </table:table-cell>
          <table:table-cell office:value-type="float" office:value="3218058608" calcext:value-type="float">
            <text:p>3 218 058 608</text:p>
          </table:table-cell>
          <table:table-cell office:value-type="float" office:value="1485584456" calcext:value-type="float">
            <text:p>1 485 584 456</text:p>
          </table:table-cell>
          <table:table-cell/>
        </table:table-row>
        <table:table-row table:style-name="ro1">
          <table:table-cell office:value-type="float" office:value="3612" calcext:value-type="float">
            <text:p>3 612</text:p>
          </table:table-cell>
          <table:table-cell office:value-type="float" office:value="3827559052" calcext:value-type="float">
            <text:p>3 827 559 052</text:p>
          </table:table-cell>
          <table:table-cell office:value-type="float" office:value="1808339534" calcext:value-type="float">
            <text:p>1 808 339 534</text:p>
          </table:table-cell>
          <table:table-cell/>
        </table:table-row>
        <table:table-row table:style-name="ro1">
          <table:table-cell office:value-type="float" office:value="3641" calcext:value-type="float">
            <text:p>3 641</text:p>
          </table:table-cell>
          <table:table-cell office:value-type="float" office:value="4223759495" calcext:value-type="float">
            <text:p>4 223 759 495</text:p>
          </table:table-cell>
          <table:table-cell office:value-type="float" office:value="2034276613" calcext:value-type="float">
            <text:p>2 034 276 613</text:p>
          </table:table-cell>
          <table:table-cell/>
        </table:table-row>
        <table:table-row table:style-name="ro1">
          <table:table-cell office:value-type="float" office:value="2543" calcext:value-type="float">
            <text:p>2 543</text:p>
          </table:table-cell>
          <table:table-cell office:value-type="float" office:value="3022629338" calcext:value-type="float">
            <text:p>3 022 629 338</text:p>
          </table:table-cell>
          <table:table-cell office:value-type="float" office:value="1495144394" calcext:value-type="float">
            <text:p>1 495 144 394</text:p>
          </table:table-cell>
          <table:table-cell/>
        </table:table-row>
        <table:table-row table:style-name="ro1">
          <table:table-cell office:value-type="float" office:value="4273" calcext:value-type="float">
            <text:p>4 273</text:p>
          </table:table-cell>
          <table:table-cell office:value-type="float" office:value="4241710612" calcext:value-type="float">
            <text:p>4 241 710 612</text:p>
          </table:table-cell>
          <table:table-cell office:value-type="float" office:value="2066030165" calcext:value-type="float">
            <text:p>2 066 030 165</text:p>
          </table:table-cell>
          <table:table-cell/>
        </table:table-row>
        <table:table-row table:style-name="ro1">
          <table:table-cell office:value-type="float" office:value="3693" calcext:value-type="float">
            <text:p>3 693</text:p>
          </table:table-cell>
          <table:table-cell office:value-type="float" office:value="4072733195" calcext:value-type="float">
            <text:p>4 072 733 195</text:p>
          </table:table-cell>
          <table:table-cell office:value-type="float" office:value="2007905709" calcext:value-type="float">
            <text:p>2 007 905 709</text:p>
          </table:table-cell>
          <table:table-cell/>
        </table:table-row>
        <table:table-row table:style-name="ro1">
          <table:table-cell office:value-type="float" office:value="2426" calcext:value-type="float">
            <text:p>2 426</text:p>
          </table:table-cell>
          <table:table-cell office:value-type="float" office:value="2614876409" calcext:value-type="float">
            <text:p>2 614 876 409</text:p>
          </table:table-cell>
          <table:table-cell office:value-type="float" office:value="1242666324" calcext:value-type="float">
            <text:p>1 242 666 324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73722439" calcext:value-type="float">
            <text:p>673 722 439</text:p>
          </table:table-cell>
          <table:table-cell office:value-type="float" office:value="334627458" calcext:value-type="float">
            <text:p>334 627 458</text:p>
          </table:table-cell>
          <table:table-cell/>
        </table:table-row>
        <table:table-row table:style-name="ro1">
          <table:table-cell office:value-type="float" office:value="1698" calcext:value-type="float">
            <text:p>1 698</text:p>
          </table:table-cell>
          <table:table-cell office:value-type="float" office:value="1954308861" calcext:value-type="float">
            <text:p>1 954 308 861</text:p>
          </table:table-cell>
          <table:table-cell office:value-type="float" office:value="948828115" calcext:value-type="float">
            <text:p>948 828 11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20421269" calcext:value-type="float">
            <text:p>620 421 269</text:p>
          </table:table-cell>
          <table:table-cell office:value-type="float" office:value="288740665" calcext:value-type="float">
            <text:p>288 740 665</text:p>
          </table:table-cell>
          <table:table-cell/>
        </table:table-row>
        <table:table-row table:style-name="ro1">
          <table:table-cell office:value-type="float" office:value="2312" calcext:value-type="float">
            <text:p>2 312</text:p>
          </table:table-cell>
          <table:table-cell office:value-type="float" office:value="2748476916" calcext:value-type="float">
            <text:p>2 748 476 916</text:p>
          </table:table-cell>
          <table:table-cell office:value-type="float" office:value="1369447028" calcext:value-type="float">
            <text:p>1 369 447 028</text:p>
          </table:table-cell>
          <table:table-cell/>
        </table:table-row>
        <table:table-row table:style-name="ro1">
          <table:table-cell office:value-type="float" office:value="3354" calcext:value-type="float">
            <text:p>3 354</text:p>
          </table:table-cell>
          <table:table-cell office:value-type="float" office:value="4324697060" calcext:value-type="float">
            <text:p>4 324 697 060</text:p>
          </table:table-cell>
          <table:table-cell office:value-type="float" office:value="2171351875" calcext:value-type="float">
            <text:p>2 171 351 875</text:p>
          </table:table-cell>
          <table:table-cell/>
        </table:table-row>
        <table:table-row table:style-name="ro1">
          <table:table-cell office:value-type="float" office:value="3458" calcext:value-type="float">
            <text:p>3 458</text:p>
          </table:table-cell>
          <table:table-cell office:value-type="float" office:value="5168017297" calcext:value-type="float">
            <text:p>5 168 017 297</text:p>
          </table:table-cell>
          <table:table-cell office:value-type="float" office:value="2773336891" calcext:value-type="float">
            <text:p>2 773 336 891</text:p>
          </table:table-cell>
          <table:table-cell/>
        </table:table-row>
        <table:table-row table:style-name="ro1">
          <table:table-cell office:value-type="float" office:value="2814" calcext:value-type="float">
            <text:p>2 814</text:p>
          </table:table-cell>
          <table:table-cell office:value-type="float" office:value="3885069142" calcext:value-type="float">
            <text:p>3 885 069 142</text:p>
          </table:table-cell>
          <table:table-cell office:value-type="float" office:value="1999706927" calcext:value-type="float">
            <text:p>1 999 706 927</text:p>
          </table:table-cell>
          <table:table-cell/>
        </table:table-row>
        <table:table-row table:style-name="ro1">
          <table:table-cell table:style-name="ce4" table:formula="of:=SUM([.A2:.A57])" office:value-type="float" office:value="242525" calcext:value-type="float">
            <text:p>242 525</text:p>
          </table:table-cell>
          <table:table-cell table:style-name="ce4" table:formula="of:=SUM([.B2:.B57])" office:value-type="float" office:value="183909288096" calcext:value-type="float">
            <text:p>183 909 288 096</text:p>
          </table:table-cell>
          <table:table-cell table:style-name="ce4" table:formula="of:=SUM([.C2:.C57])" office:value-type="float" office:value="84489938623" calcext:value-type="float">
            <text:p>84 489 938 623</text:p>
          </table:table-cell>
          <table:table-cell table:style-name="ce5" table:formula="of:=[.C58]/[.B58]" office:value-type="percentage" office:value="0.459410938390978" calcext:value-type="percentage">
            <text:p>46%</text:p>
          </table:table-cell>
        </table:table-row>
        <table:table-row table:style-name="ro1" table:number-rows-repeated="104851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Result.A1:Result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.00.0000</text:date>, <text:time style:data-style-name="N2" text:time-value="0000-00-00T00:00:02.11432087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3T18:44:30</meta:creation-date>
    <dc:date>2013-10-12T13:20:50.554788965</dc:date>
    <meta:editing-duration>PT27M18S</meta:editing-duration>
    <meta:editing-cycles>8</meta:editing-cycles>
    <meta:generator>LibreOffice/4.1.2.3$Linux_x86 LibreOffice_project/410$Build-3</meta:generator>
    <meta:document-statistic meta:table-count="3" meta:cell-count="421" meta:object-count="0"/>
  </office:meta>
</office:document-meta>
</file>